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6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RTURO BOZ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BOZA CANZAYA, JORGE ARTUR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6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BOZA CANZAYA, JORGE ARTUR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6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6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7747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0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5T23:32:5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